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E000002553CA05984EC15899C.png" manifest:media-type="image/png"/>
  <manifest:file-entry manifest:full-path="Pictures/100002010000045500000241BC51225B05E506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2e3" officeooo:paragraph-rsid="001742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7.3673in" svg:height="3.8327in" draw:z-index="0"><draw:image xlink:href="Pictures/100002010000045500000241BC51225B05E50629.png" xlink:type="simple" xlink:show="embed" xlink:actuate="onLoad" loext:mime-type="image/png"/></draw:frame></text:p>
      <text:p text:style-name="P1"/>
      <text:p text:style-name="P1"><draw:frame draw:style-name="fr1" draw:name="Image2" text:anchor-type="char" svg:width="7.1398in" svg:height="3.6972in" draw:z-index="1"><draw:image xlink:href="Pictures/100002010000045E000002553CA05984EC15899C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08:46:00.230496926</meta:creation-date>
    <dc:date>2022-02-07T08:53:08.555377383</dc:date>
    <meta:editing-duration>PT7M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